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-2" svg:stroke-width="0.04cm" svg:stroke-color="#000000" draw:marker-start-width="0.26cm" draw:marker-end-width="0.26cm" draw:fill="none" draw:fill-color="#66ff66" draw:textarea-horizontal-align="justify" draw:textarea-vertical-align="middle" draw:auto-grow-height="false" fo:min-height="4.27cm" fo:min-width="20.215cm" fo:padding-top="0.145cm" fo:padding-bottom="0.145cm" fo:padding-left="0.27cm" fo:padding-right="0.27cm" style:writing-mode="lr-tb"/>
      <style:paragraph-properties style:writing-mode="lr-tb"/>
    </style:style>
    <style:style style:name="gr2" style:family="graphic" style:parent-style-name="standard" style:list-style-name="L1">
      <style:graphic-properties draw:stroke="dash" draw:stroke-dash="dashed-2" svg:stroke-width="0.04cm" svg:stroke-color="#000000" draw:marker-start="" draw:marker-start-width="0.27cm" draw:marker-start-center="false" draw:marker-end="" draw:marker-end-width="0.27cm" draw:marker-end-center="false" draw:fill="none" draw:fill-color="#729fcf" draw:textarea-horizontal-align="justify" draw:textarea-vertical-align="middle" draw:auto-grow-height="false" fo:min-height="3.055cm" fo:min-width="13.775cm" fo:padding-top="0.145cm" fo:padding-bottom="0.145cm" fo:padding-left="0.27cm" fo:padding-right="0.27cm" fo:wrap-option="wrap" draw:shadow="hidden" draw:shadow-offset-x="0.2cm" draw:shadow-offset-y="0.2cm" draw:shadow-color="#808080" style:writing-mode="lr-tb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objectwithoutfill">
      <style:graphic-properties svg:stroke-width="0.1cm" svg:stroke-color="#9933ff" draw:marker-start-width="0.36cm" draw:marker-end-width="0.3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27cm" fo:min-width="1.77cm" fo:padding-top="0.145cm" fo:padding-bottom="0.145cm" fo:padding-left="0.27cm" fo:padding-right="0.27cm" style:writing-mode="lr-tb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786cm" fo:min-width="0.709cm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vertical-align="middle" fo:min-height="0.935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1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 style:list-style-name="L1">
      <style:graphic-properties draw:stroke="solid" svg:stroke-width="0.2cm" svg:stroke-color="#cc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0.6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cc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7" style:family="graphic" style:parent-style-name="objectwithoutfill">
      <style:graphic-properties svg:stroke-width="0.08cm" svg:stroke-color="#9933ff" draw:marker-start-width="0.33cm" draw:marker-end-width="0.33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6cm" svg:stroke-color="#00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19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776cm" fo:min-width="0.85cm" fo:padding-top="0.145cm" fo:padding-bottom="0.145cm" fo:padding-left="0.27cm" fo:padding-right="0.27cm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99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4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8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29" style:family="graphic" style:parent-style-name="standard">
      <style:graphic-properties svg:stroke-width="0.04cm" draw:marker-start-width="0.26cm" draw:marker-end-width="0.26cm" draw:fill="solid" draw:fill-color="#ffcc00" draw:textarea-horizontal-align="justify" draw:textarea-vertical-align="middle" draw:auto-grow-height="false" fo:min-height="0.9cm" fo:min-width="1.525cm" fo:padding-top="0.145cm" fo:padding-bottom="0.145cm" fo:padding-left="0.27cm" fo:padding-right="0.27cm" style:writing-mode="lr-tb"/>
      <style:paragraph-properties style:writing-mode="lr-tb"/>
    </style:style>
    <style:style style:name="gr30" style:family="graphic" style:parent-style-name="objectwithoutfill">
      <style:graphic-properties svg:stroke-width="0.2cm" svg:stroke-color="#9933ff" draw:marker-start-width="0.5cm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standard" style:list-style-name="L1">
      <style:graphic-properties draw:stroke="solid" svg:stroke-width="0.08cm" svg:stroke-color="#00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8cm" svg:stroke-color="#00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8cm" svg:stroke-color="#00cc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7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785cm" fo:min-width="0.941cm" fo:padding-top="0.145cm" fo:padding-bottom="0.145cm" fo:padding-left="0.27cm" fo:padding-right="0.27cm" style:writing-mode="lr-tb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1" style:family="graphic" style:parent-style-name="standard">
      <style:graphic-properties svg:stroke-width="0.04cm" draw:marker-start-width="0.26cm" draw:marker-end-width="0.26cm" draw:fill="solid" draw:fill-color="#ffd320" draw:textarea-horizontal-align="justify" draw:textarea-vertical-align="middle" draw:auto-grow-height="false" fo:min-height="1.08cm" fo:min-width="1.5cm" fo:padding-top="0.145cm" fo:padding-bottom="0.145cm" fo:padding-left="0.27cm" fo:padding-right="0.27cm" style:writing-mode="lr-tb"/>
      <style:paragraph-properties style:writing-mode="lr-tb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71cm" fo:min-width="0cm"/>
    </style:style>
    <style:style style:name="gr4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6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1">
      <style:graphic-properties draw:stroke="solid" svg:stroke-width="0.1cm" svg:stroke-color="#9933ff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1cm" svg:stroke-color="#9933ff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.145cm" fo:min-width="0.569cm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0.135cm" fo:min-width="0cm"/>
    </style:style>
    <style:style style:name="gr51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2" style:family="graphic" style:parent-style-name="standard">
      <style:graphic-properties draw:stroke="none" draw:fill="none" fo:min-height="0.949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6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88cm" fo:min-width="0.73cm" fo:padding-top="0.145cm" fo:padding-bottom="0.145cm" fo:padding-left="0.27cm" fo:padding-right="0.27cm" style:writing-mode="lr-tb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cm" svg:stroke-color="#cc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8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0.88cm" fo:min-width="0.925cm" fo:padding-top="0.145cm" fo:padding-bottom="0.145cm" fo:padding-left="0.27cm" fo:padding-right="0.27cm" style:writing-mode="lr-tb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70" style:family="graphic" style:parent-style-name="standard">
      <style:graphic-properties draw:stroke="dash" draw:stroke-dash="dashed-2" svg:stroke-width="0.04cm" svg:stroke-color="#000000" draw:marker-start-width="0.26cm" draw:marker-end-width="0.26cm" draw:fill="none" draw:textarea-horizontal-align="justify" draw:textarea-vertical-align="middle" draw:auto-grow-height="false" fo:min-height="3.03cm" fo:min-width="18.32cm" fo:padding-top="0.145cm" fo:padding-bottom="0.145cm" fo:padding-left="0.27cm" fo:padding-right="0.27cm"/>
    </style:style>
    <style:style style:name="gr71" style:family="graphic" style:parent-style-name="standard">
      <style:graphic-properties draw:stroke="none" draw:fill="none" fo:min-height="1.111cm"/>
      <style:paragraph-properties style:writing-mode="lr-tb"/>
    </style:style>
    <style:style style:name="gr72" style:family="graphic" style:parent-style-name="standard" style:list-style-name="L1">
      <style:graphic-properties draw:stroke="solid" svg:stroke-width="0.2cm" svg:stroke-color="#cc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2cm" svg:stroke-color="#cc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2cm" svg:stroke-color="#cc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75" style:family="graphic" style:parent-style-name="standard">
      <style:graphic-properties svg:stroke-width="0.04cm" draw:marker-start-width="0.26cm" draw:marker-end-width="0.26cm" draw:fill="solid" draw:fill-color="#cfe7f5" draw:textarea-horizontal-align="justify" draw:textarea-vertical-align="middle" draw:auto-grow-height="false" fo:min-height="1.365cm" fo:min-width="4.38cm" fo:padding-top="0.145cm" fo:padding-bottom="0.145cm" fo:padding-left="0.27cm" fo:padding-right="0.27cm" style:writing-mode="lr-tb"/>
      <style:paragraph-properties style:writing-mode="lr-tb"/>
    </style:style>
    <style:style style:name="gr7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336cm" fo:min-width="0.828cm" fo:padding-top="0.145cm" fo:padding-bottom="0.145cm" fo:padding-left="0.27cm" fo:padding-right="0.27cm" style:writing-mode="lr-tb"/>
      <style:paragraph-properties style:writing-mode="lr-tb"/>
    </style:style>
    <style:style style:name="gr7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345cm" fo:min-width="0.84cm" fo:padding-top="0.145cm" fo:padding-bottom="0.145cm" fo:padding-left="0.27cm" fo:padding-right="0.27cm" style:writing-mode="lr-tb"/>
      <style:paragraph-properties style:writing-mode="lr-tb"/>
    </style:style>
    <style:style style:name="gr78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1.075cm" fo:min-width="1.485cm" fo:padding-top="0.145cm" fo:padding-bottom="0.145cm" fo:padding-left="0.27cm" fo:padding-right="0.27cm" style:writing-mode="lr-tb"/>
      <style:paragraph-properties style:writing-mode="lr-tb"/>
    </style:style>
    <style:style style:name="gr79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935cm" fo:min-width="1.91cm" fo:padding-top="0.145cm" fo:padding-bottom="0.145cm" fo:padding-left="0.27cm" fo:padding-right="0.27cm" style:writing-mode="lr-tb"/>
      <style:paragraph-properties style:writing-mode="lr-tb"/>
    </style:style>
    <style:style style:name="gr80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05cm" fo:min-width="2.437cm" fo:padding-top="0.145cm" fo:padding-bottom="0.145cm" fo:padding-left="0.27cm" fo:padding-right="0.27cm" style:writing-mode="lr-tb"/>
      <style:paragraph-properties style:writing-mode="lr-tb"/>
    </style:style>
    <style:style style:name="gr81" style:family="graphic" style:parent-style-name="standard">
      <style:graphic-properties draw:stroke="none" draw:fill="none" fo:min-height="1.255cm"/>
      <style:paragraph-properties style:writing-mode="lr-tb"/>
    </style:style>
    <style:style style:name="gr82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935cm" fo:min-width="2.07cm" fo:padding-top="0.145cm" fo:padding-bottom="0.145cm" fo:padding-left="0.27cm" fo:padding-right="0.27cm" style:writing-mode="lr-tb"/>
      <style:paragraph-properties style:writing-mode="lr-tb"/>
    </style:style>
    <style:style style:name="gr83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895cm" fo:min-width="2.03cm" fo:padding-top="0.145cm" fo:padding-bottom="0.145cm" fo:padding-left="0.27cm" fo:padding-right="0.27cm" style:writing-mode="lr-tb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8cm" svg:stroke-color="#ff00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P1" style:family="paragraph">
      <loext:graphic-properties draw:fill="none" draw:fill-color="#66ff66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ccff"/>
      <style:paragraph-properties fo:text-align="center" style:writing-mode="lr-tb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cc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dddddd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solid" draw:fill-color="#ffd320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cfe7f5"/>
      <style:paragraph-properties fo:text-align="center" style:writing-mode="lr-tb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55cm" svg:height="4.56cm" svg:x="4.14cm" svg:y="11.1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315cm" svg:height="3.345cm" svg:x="5.755cm" svg:y="6.46cm"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81cm" svg:y1="8.55cm" svg:x2="16.36cm" svg:y2="8.55cm">
          <text:p/>
        </draw:line>
        <draw:frame draw:style-name="gr4" draw:text-style-name="P5" draw:layer="layout" svg:width="2.17cm" svg:height="1.039cm" svg:x="6.075cm" svg:y="8.031cm">
          <draw:text-box>
            <text:p><text:span text:style-name="T3">Protection</text:span></text:p>
            <text:p><text:span text:style-name="T3"><text:s text:c="2"/></text:span><text:span text:style-name="T3">Diodes</text:span></text:p>
          </draw:text-box>
        </draw:frame>
        <draw:line draw:style-name="gr5" draw:text-style-name="P4" draw:layer="layout" svg:x1="6.108cm" svg:y1="7.25cm" svg:x2="8.895cm" svg:y2="7.25cm">
          <text:p/>
        </draw:line>
        <draw:custom-shape draw:style-name="gr6" draw:text-style-name="P7" draw:layer="layout" svg:width="2.31cm" svg:height="2.817cm" svg:x="1.485cm" svg:y="16.65cm">
          <text:p text:style-name="P6">Left</text:p>
          <text:p text:style-name="P6">Servo</text:p>
          <text:p text:style-name="P6">Cntrlr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>
          <draw:custom-shape draw:style-name="gr8" draw:text-style-name="P8" draw:layer="layout" svg:width="1.249cm" svg:height="1.076cm" svg:x="8.454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8.32cm" svg:y="2.415cm">
            <draw:text-box>
              <text:p text:style-name="P9"><text:span text:style-name="T3">SPST</text:span></text:p>
            </draw:text-box>
          </draw:frame>
        </draw:g>
        <draw:line draw:style-name="gr10" draw:text-style-name="P11" draw:layer="layout" svg:x1="12.418cm" svg:y1="7.21cm" svg:x2="13.088cm" svg:y2="7.21cm">
          <text:p/>
        </draw:line>
        <draw:line draw:style-name="gr11" draw:text-style-name="P4" draw:layer="layout" svg:x1="3.815cm" svg:y1="17.875cm" svg:x2="5.105cm" svg:y2="17.886cm">
          <text:p/>
        </draw:line>
        <draw:line draw:style-name="gr12" draw:text-style-name="P11" draw:layer="layout" svg:x1="3.8cm" svg:y1="16.97cm" svg:x2="4.46cm" svg:y2="16.97cm">
          <text:p/>
        </draw:line>
        <draw:frame draw:style-name="gr13" draw:text-style-name="P12" draw:layer="layout" svg:width="1.66cm" svg:height="0.875cm" draw:transform="rotate (1.5707963267949) translate (3.645cm 17.085cm)">
          <draw:text-box>
            <text:p><text:span text:style-name="T4">5V-L</text:span></text:p>
          </draw:text-box>
        </draw:frame>
        <draw:frame draw:style-name="gr13" draw:text-style-name="P12" draw:layer="layout" svg:width="1.66cm" svg:height="0.875cm" draw:transform="rotate (1.5707963267949) translate (22.05cm 17.5cm)">
          <draw:text-box>
            <text:p><text:span text:style-name="T4">5V-R</text:span></text:p>
          </draw:text-box>
        </draw:frame>
        <draw:frame draw:style-name="gr13" draw:text-style-name="P12" draw:layer="layout" svg:width="1.66cm" svg:height="0.875cm" draw:transform="rotate (1.5707963267949) translate (4.3cm 17.285cm)">
          <draw:text-box>
            <text:p><text:span text:style-name="T4">GND</text:span></text:p>
          </draw:text-box>
        </draw:frame>
        <draw:frame draw:style-name="gr13" draw:text-style-name="P12" draw:layer="layout" svg:width="1.66cm" svg:height="0.875cm" draw:transform="rotate (1.5707963267949) translate (21.295cm 17.44cm)">
          <draw:text-box>
            <text:p><text:span text:style-name="T4">GND</text:span></text:p>
          </draw:text-box>
        </draw:frame>
        <draw:frame draw:style-name="gr14" draw:text-style-name="P5" draw:layer="layout" svg:width="1.425cm" svg:height="0.645cm" svg:x="17.435cm" svg:y="10.59cm">
          <draw:text-box>
            <text:p><text:span text:style-name="T3">3.3V</text:span></text:p>
          </draw:text-box>
        </draw:frame>
        <draw:frame draw:style-name="gr14" draw:text-style-name="P5" draw:layer="layout" svg:width="1.555cm" svg:height="0.645cm" svg:x="12.225cm" svg:y="10.635cm">
          <draw:text-box>
            <text:p><text:span text:style-name="T3">GND</text:span></text:p>
          </draw:text-box>
        </draw:frame>
        <draw:frame draw:style-name="gr14" draw:text-style-name="P5" draw:layer="layout" svg:width="1.065cm" svg:height="0.645cm" svg:x="19.7cm" svg:y="10.6cm">
          <draw:text-box>
            <text:p><text:span text:style-name="T3">5V</text:span></text:p>
          </draw:text-box>
        </draw:frame>
        <draw:line draw:style-name="gr15" draw:text-style-name="P11" draw:layer="layout" svg:x1="18.61cm" svg:y1="11.13cm" svg:x2="18.61cm" svg:y2="10.455cm">
          <text:p/>
        </draw:line>
        <draw:line draw:style-name="gr16" draw:text-style-name="P11" draw:layer="layout" svg:x1="15.25cm" svg:y1="11.185cm" svg:x2="15.25cm" svg:y2="7.25cm">
          <text:p/>
        </draw:line>
        <draw:line draw:style-name="gr17" draw:text-style-name="P4" draw:layer="layout" svg:x1="9.81cm" svg:y1="11.175cm" svg:x2="9.81cm" svg:y2="7.291cm">
          <text:p/>
        </draw:line>
        <draw:line draw:style-name="gr18" draw:text-style-name="P4" draw:layer="layout" svg:x1="1.11cm" svg:y1="16.815cm" svg:x2="1.465cm" svg:y2="16.815cm">
          <text:p/>
        </draw:line>
        <draw:line draw:style-name="gr18" draw:text-style-name="P4" draw:layer="layout" svg:x1="1.11cm" svg:y1="19.2cm" svg:x2="1.465cm" svg:y2="19.2cm">
          <text:p/>
        </draw:line>
        <draw:line draw:style-name="gr18" draw:text-style-name="P4" draw:layer="layout" svg:x1="1.11cm" svg:y1="18.039cm" svg:x2="1.465cm" svg:y2="18.039cm">
          <text:p/>
        </draw:line>
        <draw:line draw:style-name="gr18" draw:text-style-name="P4" draw:layer="layout" svg:x1="1.11cm" svg:y1="17.42cm" svg:x2="1.465cm" svg:y2="17.42cm">
          <text:p/>
        </draw:line>
        <draw:line draw:style-name="gr18" draw:text-style-name="P4" draw:layer="layout" svg:x1="1.11cm" svg:y1="18.64cm" svg:x2="1.465cm" svg:y2="18.64cm">
          <text:p/>
        </draw:line>
        <draw:line draw:style-name="gr18" draw:text-style-name="P4" draw:layer="layout" svg:x1="1.11cm" svg:y1="17.112cm" svg:x2="1.465cm" svg:y2="17.112cm">
          <text:p/>
        </draw:line>
        <draw:line draw:style-name="gr18" draw:text-style-name="P4" draw:layer="layout" svg:x1="1.11cm" svg:y1="17.739cm" svg:x2="1.465cm" svg:y2="17.739cm">
          <text:p/>
        </draw:line>
        <draw:line draw:style-name="gr18" draw:text-style-name="P4" draw:layer="layout" svg:x1="1.11cm" svg:y1="18.358cm" svg:x2="1.465cm" svg:y2="18.358cm">
          <text:p/>
        </draw:line>
        <draw:line draw:style-name="gr18" draw:text-style-name="P4" draw:layer="layout" svg:x1="1.11cm" svg:y1="18.922cm" svg:x2="1.465cm" svg:y2="18.922cm">
          <text:p/>
        </draw:line>
        <draw:line draw:style-name="gr18" draw:text-style-name="P4" draw:layer="layout" svg:x1="26.38cm" svg:y1="16.88cm" svg:x2="26.735cm" svg:y2="16.88cm">
          <text:p/>
        </draw:line>
        <draw:line draw:style-name="gr18" draw:text-style-name="P4" draw:layer="layout" svg:x1="26.38cm" svg:y1="19.3cm" svg:x2="26.735cm" svg:y2="19.3cm">
          <text:p/>
        </draw:line>
        <draw:line draw:style-name="gr18" draw:text-style-name="P4" draw:layer="layout" svg:x1="26.38cm" svg:y1="18.122cm" svg:x2="26.735cm" svg:y2="18.122cm">
          <text:p/>
        </draw:line>
        <draw:line draw:style-name="gr18" draw:text-style-name="P4" draw:layer="layout" svg:x1="26.38cm" svg:y1="17.493cm" svg:x2="26.735cm" svg:y2="17.493cm">
          <text:p/>
        </draw:line>
        <draw:line draw:style-name="gr18" draw:text-style-name="P4" draw:layer="layout" svg:x1="26.38cm" svg:y1="18.732cm" svg:x2="26.735cm" svg:y2="18.732cm">
          <text:p/>
        </draw:line>
        <draw:line draw:style-name="gr18" draw:text-style-name="P4" draw:layer="layout" svg:x1="26.38cm" svg:y1="17.181cm" svg:x2="26.735cm" svg:y2="17.181cm">
          <text:p/>
        </draw:line>
        <draw:line draw:style-name="gr18" draw:text-style-name="P4" draw:layer="layout" svg:x1="26.38cm" svg:y1="17.817cm" svg:x2="26.735cm" svg:y2="17.817cm">
          <text:p/>
        </draw:line>
        <draw:line draw:style-name="gr18" draw:text-style-name="P4" draw:layer="layout" svg:x1="26.38cm" svg:y1="18.446cm" svg:x2="26.735cm" svg:y2="18.446cm">
          <text:p/>
        </draw:line>
        <draw:line draw:style-name="gr18" draw:text-style-name="P4" draw:layer="layout" svg:x1="26.38cm" svg:y1="19.018cm" svg:x2="26.735cm" svg:y2="19.018cm">
          <text:p/>
        </draw:line>
        <draw:g draw:style-name="gr7">
          <draw:custom-shape draw:style-name="gr19" draw:text-style-name="P8" draw:layer="layout" svg:width="1.39cm" svg:height="1.066cm" svg:x="24.215cm" svg:y="2.53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1.535cm" svg:height="1.241cm" svg:x="24.12cm" svg:y="2.429cm">
            <draw:text-box>
              <text:p><text:span text:style-name="T3">USB</text:span></text:p>
              <text:p><text:span text:style-name="T3">Jack</text:span></text:p>
            </draw:text-box>
          </draw:frame>
        </draw:g>
        <draw:frame draw:style-name="gr21" draw:text-style-name="P13" draw:layer="layout" svg:width="14.955cm" svg:height="4.517cm" svg:x="5.79cm" svg:y="15.977cm">
          <draw:text-box>
            <text:p><text:span text:style-name="T5">Notes: <text:s/>- fuse/breaker could go between +20V diode and SPST switch</text:span></text:p>
            <text:p><text:span text:style-name="T5">- control panel has everything that humans need to access easily</text:span></text:p>
            <text:p><text:span text:style-name="T5">- need hefty connectors / conductors for 20V and 6V and GND connections</text:span></text:p>
            <text:p><text:span text:style-name="T5">- USB Data, 5V shown going directly from control panel to CPU board,</text:span></text:p>
            <text:p><text:span text:style-name="T5"><text:s text:c="2"/></text:span><text:span text:style-name="T5">But they could pass thru Power board to simplify cables &amp; connectors</text:span></text:p>
            <text:p><text:span text:style-name="T5">- future bus connections would address additions without board rework</text:span></text:p>
            <text:p><text:span text:style-name="T5">- phase 1 has uncontrolled power, but next phase has much more complicated CPU board with 7050’s &amp; 2141. May not fit? </text:span></text:p>
            <text:p><text:span text:style-name="T5">- separating Servo Power control needs a lot of interconnections to CPU</text:span></text:p>
          </draw:text-box>
        </draw:frame>
        <draw:line draw:style-name="gr22" draw:text-style-name="P11" draw:layer="layout" svg:x1="1.845cm" svg:y1="13.63cm" svg:x2="4.165cm" svg:y2="13.63cm">
          <text:p/>
        </draw:line>
        <draw:line draw:style-name="gr23" draw:text-style-name="P11" draw:layer="layout" svg:x1="1.865cm" svg:y1="16.64cm" svg:x2="1.865cm" svg:y2="13.585cm">
          <text:p/>
        </draw:line>
        <draw:line draw:style-name="gr24" draw:text-style-name="P4" draw:layer="layout" svg:x1="2.11cm" svg:y1="14.224cm" svg:x2="4.18cm" svg:y2="14.224cm">
          <text:p/>
        </draw:line>
        <draw:line draw:style-name="gr24" draw:text-style-name="P4" draw:layer="layout" svg:x1="2.34cm" svg:y1="14.765cm" svg:x2="4.155cm" svg:y2="14.765cm">
          <text:p/>
        </draw:line>
        <draw:line draw:style-name="gr25" draw:text-style-name="P4" draw:layer="layout" svg:x1="2.63cm" svg:y1="15.41cm" svg:x2="4.14cm" svg:y2="15.41cm">
          <text:p/>
        </draw:line>
        <draw:line draw:style-name="gr24" draw:text-style-name="P4" draw:layer="layout" svg:x1="2.135cm" svg:y1="14.18cm" svg:x2="2.135cm" svg:y2="16.65cm">
          <text:p/>
        </draw:line>
        <draw:line draw:style-name="gr24" draw:text-style-name="P4" draw:layer="layout" svg:x1="2.38cm" svg:y1="14.715cm" svg:x2="2.38cm" svg:y2="16.64cm">
          <text:p/>
        </draw:line>
        <draw:line draw:style-name="gr25" draw:text-style-name="P4" draw:layer="layout" svg:x1="2.645cm" svg:y1="15.365cm" svg:x2="2.645cm" svg:y2="16.64cm">
          <text:p/>
        </draw:line>
        <draw:frame draw:style-name="gr26" draw:text-style-name="P12" draw:layer="layout" svg:width="2.28cm" svg:height="0.806cm" svg:x="2.38cm" svg:y="12.941cm">
          <draw:text-box>
            <text:p><text:span text:style-name="T4">3.3V-L</text:span></text:p>
          </draw:text-box>
        </draw:frame>
        <draw:frame draw:style-name="gr26" draw:text-style-name="P12" draw:layer="layout" svg:width="2.28cm" svg:height="0.806cm" svg:x="2.38cm" svg:y="13.56cm">
          <draw:text-box>
            <text:p><text:span text:style-name="T4">SDA-L</text:span></text:p>
          </draw:text-box>
        </draw:frame>
        <draw:frame draw:style-name="gr26" draw:text-style-name="P12" draw:layer="layout" svg:width="2.28cm" svg:height="0.806cm" svg:x="2.38cm" svg:y="14.11cm">
          <draw:text-box>
            <text:p><text:span text:style-name="T4">SCL-L</text:span></text:p>
          </draw:text-box>
        </draw:frame>
        <draw:frame draw:style-name="gr26" draw:text-style-name="P12" draw:layer="layout" svg:width="2.28cm" svg:height="0.806cm" svg:x="2.38cm" svg:y="14.729cm">
          <draw:text-box>
            <text:p><text:span text:style-name="T4">GND</text:span></text:p>
          </draw:text-box>
        </draw:frame>
        <draw:line draw:style-name="gr27" draw:text-style-name="P11" draw:layer="layout" svg:x1="23.71cm" svg:y1="16.725cm" svg:x2="23.71cm" svg:y2="15.76cm">
          <text:p/>
        </draw:line>
        <draw:line draw:style-name="gr24" draw:text-style-name="P4" draw:layer="layout" svg:x1="24.035cm" svg:y1="15.745cm" svg:x2="24.035cm" svg:y2="16.725cm">
          <text:p/>
        </draw:line>
        <draw:line draw:style-name="gr24" draw:text-style-name="P4" draw:layer="layout" svg:x1="24.355cm" svg:y1="15.725cm" svg:x2="24.355cm" svg:y2="16.725cm">
          <text:p/>
        </draw:line>
        <draw:line draw:style-name="gr25" draw:text-style-name="P4" draw:layer="layout" svg:x1="24.7cm" svg:y1="15.76cm" svg:x2="24.7cm" svg:y2="16.745cm">
          <text:p/>
        </draw:line>
        <draw:frame draw:style-name="gr28" draw:text-style-name="P12" draw:layer="layout" svg:width="2.28cm" svg:height="2.471cm" svg:x="24.72cm" svg:y="14.115cm">
          <draw:text-box>
            <text:p><text:span text:style-name="T4">3.3V-R</text:span></text:p>
            <text:p><text:span text:style-name="T4">SDA-R</text:span></text:p>
            <text:p><text:span text:style-name="T4">SCL-R</text:span></text:p>
            <text:p><text:span text:style-name="T4">GND</text:span></text:p>
          </draw:text-box>
        </draw:frame>
        <draw:custom-shape draw:style-name="gr29" draw:text-style-name="P15" draw:layer="layout" svg:width="2.025cm" svg:height="1.15cm" svg:x="1.028cm" svg:y="5.205cm">
          <text:p text:style-name="P14"><text:span text:style-name="T3">Bench</text:span></text:p>
          <text:p text:style-name="P14"><text:span text:style-name="T3">Supply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3.033cm" svg:y1="5.49cm" svg:x2="3.568cm" svg:y2="5.49cm">
          <text:p/>
        </draw:line>
        <draw:line draw:style-name="gr11" draw:text-style-name="P4" draw:layer="layout" svg:x1="3.022cm" svg:y1="5.94cm" svg:x2="3.537cm" svg:y2="5.945cm">
          <text:p/>
        </draw:line>
        <draw:line draw:style-name="gr31" draw:text-style-name="P11" draw:layer="layout" svg:x1="23.812cm" svg:y1="2.735cm" svg:x2="23.812cm" svg:y2="1.895cm">
          <text:p/>
        </draw:line>
        <draw:line draw:style-name="gr32" draw:text-style-name="P11" draw:layer="layout" svg:x1="23.774cm" svg:y1="2.71cm" svg:x2="24.219cm" svg:y2="2.71cm">
          <text:p/>
        </draw:line>
        <draw:line draw:style-name="gr33" draw:text-style-name="P11" draw:layer="layout" svg:x1="23.835cm" svg:y1="3.42cm" svg:x2="24.195cm" svg:y2="3.42cm">
          <text:p/>
        </draw:line>
        <draw:line draw:style-name="gr34" draw:text-style-name="P11" draw:layer="layout" svg:x1="23.545cm" svg:y1="3.19cm" svg:x2="24.195cm" svg:y2="3.19cm">
          <text:p/>
        </draw:line>
        <draw:line draw:style-name="gr35" draw:text-style-name="P11" draw:layer="layout" svg:x1="23.574cm" svg:y1="11.15cm" svg:x2="23.574cm" svg:y2="3.154cm">
          <text:p/>
        </draw:line>
        <draw:line draw:style-name="gr36" draw:text-style-name="P11" draw:layer="layout" svg:x1="23.863cm" svg:y1="11.15cm" svg:x2="23.863cm" svg:y2="3.383cm">
          <text:p/>
        </draw:line>
        <draw:custom-shape draw:style-name="gr37" draw:text-style-name="P17" draw:layer="layout" svg:width="1.481cm" svg:height="1.075cm" svg:x="19.839cm" svg:y="2.505cm">
          <text:p text:style-name="P16"><text:span text:style-name="T3">SPDT</text:span></text:p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22.32cm" svg:y1="3.985cm" svg:x2="22.32cm" svg:y2="3.568cm">
          <text:p/>
        </draw:line>
        <draw:line draw:style-name="gr39" draw:text-style-name="P11" draw:layer="layout" svg:x1="20.58cm" svg:y1="11.16cm" svg:x2="20.58cm" svg:y2="3.575cm">
          <text:p/>
        </draw:line>
        <draw:frame draw:style-name="gr14" draw:text-style-name="P5" draw:layer="layout" svg:width="2.22cm" svg:height="0.645cm" svg:x="21.59cm" svg:y="10.565cm">
          <draw:text-box>
            <text:p><text:span text:style-name="T3">USB Data</text:span></text:p>
          </draw:text-box>
        </draw:frame>
        <draw:line draw:style-name="gr40" draw:text-style-name="P11" draw:layer="layout" svg:x1="23.19cm" svg:y1="2.965cm" svg:x2="24.2cm" svg:y2="2.965cm">
          <text:p/>
        </draw:line>
        <draw:line draw:style-name="gr30" draw:text-style-name="P4" draw:layer="layout" svg:x1="3.033cm" svg:y1="7.01cm" svg:x2="3.568cm" svg:y2="7.01cm">
          <text:p/>
        </draw:line>
        <draw:line draw:style-name="gr11" draw:text-style-name="P4" draw:layer="layout" svg:x1="3.022cm" svg:y1="7.46cm" svg:x2="3.537cm" svg:y2="7.465cm">
          <text:p/>
        </draw:line>
        <draw:custom-shape draw:style-name="gr41" draw:text-style-name="P18" draw:layer="layout" svg:width="2.04cm" svg:height="1.37cm" svg:x="0.998cm" svg:y="6.65cm">
          <text:p text:style-name="P16"><text:span text:style-name="T3">Battery</text:span></text:p>
          <text:p text:style-name="P16"><text:span text:style-name="T3">20V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85cm" svg:height="0.96cm" svg:x="3.383cm" svg:y="5.25cm">
          <text:p/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3.5cm" svg:y1="5.51cm" svg:x2="4.015cm" svg:y2="5.515cm">
          <text:p/>
        </draw:line>
        <draw:line draw:style-name="gr44" draw:text-style-name="P11" draw:layer="layout" svg:x1="3.489cm" svg:y1="5.941cm" svg:x2="4.004cm" svg:y2="5.946cm">
          <text:p/>
        </draw:line>
        <draw:custom-shape draw:style-name="gr42" draw:text-style-name="P19" draw:layer="layout" svg:width="0.385cm" svg:height="0.96cm" svg:x="3.383cm" svg:y="6.77cm">
          <text:p/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3.5cm" svg:y1="7.03cm" svg:x2="4.015cm" svg:y2="7.035cm">
          <text:p/>
        </draw:line>
        <draw:line draw:style-name="gr45" draw:text-style-name="P11" draw:layer="layout" svg:x1="3.489cm" svg:y1="7.461cm" svg:x2="4.004cm" svg:y2="7.466cm">
          <text:p/>
        </draw:line>
        <draw:custom-shape draw:style-name="gr42" draw:text-style-name="P19" draw:layer="layout" svg:width="0.385cm" svg:height="0.96cm" svg:x="5.765cm" svg:y="7.01cm">
          <text:p/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5.505cm" svg:y1="7.24cm" svg:x2="6.02cm" svg:y2="7.245cm">
          <text:p/>
        </draw:line>
        <draw:line draw:style-name="gr46" draw:text-style-name="P4" draw:layer="layout" svg:x1="5.505cm" svg:y1="7.635cm" svg:x2="6.02cm" svg:y2="7.64cm">
          <text:p/>
        </draw:line>
        <draw:line draw:style-name="gr5" draw:text-style-name="P4" draw:layer="layout" svg:x1="8.845cm" svg:y1="7.279cm" svg:x2="8.845cm" svg:y2="3.55cm">
          <text:p/>
        </draw:line>
        <draw:line draw:style-name="gr47" draw:text-style-name="P11" draw:layer="layout" svg:x1="9.382cm" svg:y1="7.26cm" svg:x2="9.382cm" svg:y2="3.568cm">
          <text:p/>
        </draw:line>
        <draw:g draw:style-name="gr7">
          <draw:custom-shape draw:style-name="gr8" draw:text-style-name="P8" draw:layer="layout" svg:width="1.249cm" svg:height="1.076cm" svg:x="9.924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9.79cm" svg:y="2.415cm">
            <draw:text-box>
              <text:p text:style-name="P9"><text:span text:style-name="T3">Blue</text:span></text:p>
              <text:p text:style-name="P9"><text:span text:style-name="T3">DVD</text:span></text:p>
            </draw:text-box>
          </draw:frame>
        </draw:g>
        <draw:line draw:style-name="gr5" draw:text-style-name="P4" draw:layer="layout" svg:x1="9.333cm" svg:y1="7.26cm" svg:x2="11.033cm" svg:y2="7.26cm">
          <text:p/>
        </draw:line>
        <draw:line draw:style-name="gr48" draw:text-style-name="P11" draw:layer="layout" svg:x1="10.585cm" svg:y1="3.89cm" svg:x2="10.585cm" svg:y2="3.568cm">
          <text:p/>
        </draw:line>
        <draw:line draw:style-name="gr3" draw:text-style-name="P4" draw:layer="layout" svg:x1="14.98cm" svg:y1="2.5cm" svg:x2="14.98cm" svg:y2="1.885cm">
          <text:p/>
        </draw:line>
        <draw:line draw:style-name="gr5" draw:text-style-name="P4" draw:layer="layout" svg:x1="9.405cm" svg:y1="3.851cm" svg:x2="10.61cm" svg:y2="3.851cm">
          <text:p/>
        </draw:line>
        <draw:g draw:style-name="gr7">
          <draw:custom-shape draw:style-name="gr49" draw:text-style-name="P19" draw:layer="layout" svg:width="1.069cm" svg:height="0.395cm" svg:x="6.625cm" svg:y="7.03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0" draw:layer="layout" svg:width="0.115cm" svg:height="0.385cm" svg:x="7.435cm" svg:y="7.03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4" draw:layer="layout" svg:x1="16.311cm" svg:y1="8.585cm" svg:x2="16.31cm" svg:y2="7.835cm">
          <text:p/>
        </draw:line>
        <draw:g draw:style-name="gr7">
          <draw:custom-shape draw:style-name="gr8" draw:text-style-name="P8" draw:layer="layout" svg:width="1.249cm" svg:height="1.076cm" svg:x="12.764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2.63cm" svg:y="2.415cm">
            <draw:text-box>
              <text:p text:style-name="P9"><text:span text:style-name="T3">SPST</text:span></text:p>
            </draw:text-box>
          </draw:frame>
        </draw:g>
        <draw:line draw:style-name="gr51" draw:text-style-name="P11" draw:layer="layout" svg:x1="13.045cm" svg:y1="7.24cm" svg:x2="13.045cm" svg:y2="3.55cm">
          <text:p/>
        </draw:line>
        <draw:g draw:style-name="gr7">
          <draw:custom-shape draw:style-name="gr8" draw:text-style-name="P8" draw:layer="layout" svg:width="1.249cm" svg:height="1.076cm" svg:x="14.339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4.205cm" svg:y="2.415cm">
            <draw:text-box>
              <text:p text:style-name="P9"><text:span text:style-name="T3">Red</text:span></text:p>
              <text:p text:style-name="P9"><text:span text:style-name="T3">DVD</text:span></text:p>
            </draw:text-box>
          </draw:frame>
        </draw:g>
        <draw:frame draw:style-name="gr52" draw:text-style-name="P21" draw:layer="layout" svg:width="3.045cm" svg:height="1.199cm" svg:x="12.755cm" svg:y="7.217cm">
          <draw:text-box>
            <text:p><text:span text:style-name="T1">Voltage Regulation</text:span></text:p>
          </draw:text-box>
        </draw:frame>
        <draw:line draw:style-name="gr53" draw:text-style-name="P11" draw:layer="layout" svg:x1="13.595cm" svg:y1="3.839cm" svg:x2="14.985cm" svg:y2="3.839cm">
          <text:p/>
        </draw:line>
        <draw:line draw:style-name="gr54" draw:text-style-name="P11" draw:layer="layout" svg:x1="13.605cm" svg:y1="7.255cm" svg:x2="13.605cm" svg:y2="3.565cm">
          <text:p/>
        </draw:line>
        <draw:line draw:style-name="gr55" draw:text-style-name="P11" draw:layer="layout" svg:x1="14.975cm" svg:y1="3.885cm" svg:x2="14.975cm" svg:y2="3.585cm">
          <text:p/>
        </draw:line>
        <draw:custom-shape draw:style-name="gr56" draw:text-style-name="P17" draw:layer="layout" svg:width="1.27cm" svg:height="1.17cm" svg:x="15.695cm" svg:y="6.66cm">
          <text:p text:style-name="P16"><text:span text:style-name="T3">6:5V</text:span></text:p>
          <text:p text:style-name="P16"><text:span text:style-name="T3">Reg</text:span></text:p>
          <draw:enhanced-geometry svg:viewBox="0 0 21600 21600" draw:type="rectangle" draw:enhanced-path="M 0 0 L 21600 0 21600 21600 0 21600 0 0 Z N"/>
        </draw:custom-shape>
        <draw:line draw:style-name="gr57" draw:text-style-name="P11" draw:layer="layout" svg:x1="13.64cm" svg:y1="7.21cm" svg:x2="15.68cm" svg:y2="7.21cm">
          <text:p/>
        </draw:line>
        <draw:line draw:style-name="gr3" draw:text-style-name="P4" draw:layer="layout" svg:x1="8.86cm" svg:y1="8.585cm" svg:x2="8.859cm" svg:y2="7.64cm">
          <text:p/>
        </draw:line>
        <draw:line draw:style-name="gr3" draw:text-style-name="P4" draw:layer="layout" svg:x1="6.125cm" svg:y1="7.681cm" svg:x2="8.91cm" svg:y2="7.681cm">
          <text:p/>
        </draw:line>
        <draw:custom-shape draw:style-name="gr58" draw:text-style-name="P17" draw:layer="layout" svg:width="1.465cm" svg:height="1.17cm" svg:x="11.027cm" svg:y="6.66cm">
          <text:p text:style-name="P16"><text:span text:style-name="T3">20:6V</text:span></text:p>
          <text:p text:style-name="P16"><text:span text:style-name="T3">Reg</text:span></text:p>
          <draw:enhanced-geometry svg:viewBox="0 0 21600 21600" draw:type="rectangle" draw:enhanced-path="M 0 0 L 21600 0 21600 21600 0 21600 0 0 Z N"/>
        </draw:custom-shape>
        <draw:line draw:style-name="gr59" draw:text-style-name="P11" draw:layer="layout" svg:x1="16.99cm" svg:y1="7.145cm" svg:x2="19.7cm" svg:y2="7.145cm">
          <text:p/>
        </draw:line>
        <draw:line draw:style-name="gr60" draw:text-style-name="P11" draw:layer="layout" svg:x1="19.659cm" svg:y1="7.18cm" svg:x2="19.659cm" svg:y2="3.021cm">
          <text:p/>
        </draw:line>
        <draw:line draw:style-name="gr61" draw:text-style-name="P11" draw:layer="layout" svg:x1="19.62cm" svg:y1="3.04cm" svg:x2="19.819cm" svg:y2="3.04cm">
          <text:p/>
        </draw:line>
        <draw:line draw:style-name="gr3" draw:text-style-name="P4" draw:layer="layout" svg:x1="8.067cm" svg:y1="7.64cm" svg:x2="8.062cm" svg:y2="1.87cm">
          <text:p/>
        </draw:line>
        <draw:line draw:style-name="gr3" draw:text-style-name="P4" draw:layer="layout" svg:x1="7.995cm" svg:y1="1.929cm" svg:x2="23.852cm" svg:y2="1.929cm">
          <text:p/>
        </draw:line>
        <draw:line draw:style-name="gr3" draw:text-style-name="P4" draw:layer="layout" svg:x1="10.555cm" svg:y1="2.465cm" svg:x2="10.555cm" svg:y2="1.895cm">
          <text:p/>
        </draw:line>
        <draw:g draw:style-name="gr7">
          <draw:custom-shape draw:style-name="gr8" draw:text-style-name="P8" draw:layer="layout" svg:width="1.249cm" svg:height="1.076cm" svg:x="16.559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6.425cm" svg:y="2.415cm">
            <draw:text-box>
              <text:p text:style-name="P9"><text:span text:style-name="T3">Grn</text:span></text:p>
              <text:p text:style-name="P9"><text:span text:style-name="T3">DVD</text:span></text:p>
            </draw:text-box>
          </draw:frame>
        </draw:g>
        <draw:line draw:style-name="gr3" draw:text-style-name="P4" draw:layer="layout" svg:x1="17.175cm" svg:y1="2.465cm" svg:x2="17.175cm" svg:y2="1.895cm">
          <text:p/>
        </draw:line>
        <draw:line draw:style-name="gr62" draw:text-style-name="P11" draw:layer="layout" svg:x1="17.165cm" svg:y1="4.2cm" svg:x2="19.49cm" svg:y2="4.2cm">
          <text:p/>
        </draw:line>
        <draw:line draw:style-name="gr63" draw:text-style-name="P11" draw:layer="layout" svg:x1="17.2cm" svg:y1="4.235cm" svg:x2="17.2cm" svg:y2="3.58cm">
          <text:p/>
        </draw:line>
        <draw:g draw:style-name="gr7">
          <draw:custom-shape draw:style-name="gr8" draw:text-style-name="P8" draw:layer="layout" svg:width="1.249cm" svg:height="1.076cm" svg:x="18.21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18.076cm" svg:y="2.415cm">
            <draw:text-box>
              <text:p text:style-name="P9"><text:span text:style-name="T3">Org</text:span></text:p>
              <text:p text:style-name="P9"><text:span text:style-name="T3">DVD</text:span></text:p>
            </draw:text-box>
          </draw:frame>
        </draw:g>
        <draw:g draw:style-name="gr7">
          <draw:custom-shape draw:style-name="gr8" draw:text-style-name="P8" draw:layer="layout" svg:width="1.249cm" svg:height="1.076cm" svg:x="21.669cm" svg:y="2.4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1.61cm" svg:height="1.185cm" svg:x="21.535cm" svg:y="2.415cm">
            <draw:text-box>
              <text:p text:style-name="P9"><text:span text:style-name="T3">Org</text:span></text:p>
              <text:p text:style-name="P9"><text:span text:style-name="T3">DVD</text:span></text:p>
            </draw:text-box>
          </draw:frame>
        </draw:g>
        <draw:line draw:style-name="gr64" draw:text-style-name="P11" draw:layer="layout" svg:x1="23.231cm" svg:y1="4.03cm" svg:x2="23.231cm" svg:y2="2.945cm">
          <text:p/>
        </draw:line>
        <draw:line draw:style-name="gr65" draw:text-style-name="P11" draw:layer="layout" svg:x1="21.33cm" svg:y1="3.04cm" svg:x2="21.479cm" svg:y2="3.04cm">
          <text:p/>
        </draw:line>
        <draw:line draw:style-name="gr66" draw:text-style-name="P11" draw:layer="layout" svg:x1="21.5cm" svg:y1="4.015cm" svg:x2="21.5cm" svg:y2="3.001cm">
          <text:p/>
        </draw:line>
        <draw:line draw:style-name="gr67" draw:text-style-name="P11" draw:layer="layout" svg:x1="21.466cm" svg:y1="4cm" svg:x2="23.25cm" svg:y2="4cm">
          <text:p/>
        </draw:line>
        <draw:line draw:style-name="gr3" draw:text-style-name="P4" draw:layer="layout" svg:x1="18.87cm" svg:y1="2.47cm" svg:x2="18.87cm" svg:y2="1.895cm">
          <text:p/>
        </draw:line>
        <draw:line draw:style-name="gr3" draw:text-style-name="P4" draw:layer="layout" svg:x1="22.305cm" svg:y1="2.475cm" svg:x2="22.305cm" svg:y2="1.895cm">
          <text:p/>
        </draw:line>
        <draw:line draw:style-name="gr68" draw:text-style-name="P11" draw:layer="layout" svg:x1="18.795cm" svg:y1="3.86cm" svg:x2="18.795cm" svg:y2="3.568cm">
          <text:p/>
        </draw:line>
        <draw:line draw:style-name="gr69" draw:text-style-name="P11" draw:layer="layout" svg:x1="18.754cm" svg:y1="3.865cm" svg:x2="19.69cm" svg:y2="3.865cm">
          <text:p/>
        </draw:line>
        <draw:custom-shape draw:style-name="gr70" draw:text-style-name="P4" draw:layer="layout" svg:width="18.86cm" svg:height="3.32cm" svg:x="7.195cm" svg:y="1.46cm">
          <text:p/>
          <draw:enhanced-geometry svg:viewBox="0 0 21600 21600" draw:type="rectangle" draw:enhanced-path="M 0 0 L 21600 0 21600 21600 0 21600 0 0 Z N"/>
        </draw:custom-shape>
        <draw:frame draw:style-name="gr71" draw:text-style-name="P23" draw:layer="layout" svg:width="3.045cm" svg:height="1.361cm" svg:x="2.72cm" svg:y="8.66cm">
          <draw:text-box>
            <text:p text:style-name="P22"><text:span text:style-name="T6">Power</text:span></text:p>
            <text:p text:style-name="P22"><text:span text:style-name="T6">Board</text:span></text:p>
          </draw:text-box>
        </draw:frame>
        <draw:line draw:style-name="gr72" draw:text-style-name="P11" draw:layer="layout" svg:x1="4.37cm" svg:y1="17.045cm" svg:x2="4.37cm" svg:y2="15.76cm">
          <text:p/>
        </draw:line>
        <draw:line draw:style-name="gr11" draw:text-style-name="P4" draw:layer="layout" svg:x1="5.022cm" svg:y1="17.92cm" svg:x2="5.021cm" svg:y2="15.745cm">
          <text:p/>
        </draw:line>
        <draw:line draw:style-name="gr73" draw:text-style-name="P11" draw:layer="layout" svg:x1="22.77cm" svg:y1="16.97cm" svg:x2="23.43cm" svg:y2="16.97cm">
          <text:p/>
        </draw:line>
        <draw:line draw:style-name="gr74" draw:text-style-name="P11" draw:layer="layout" svg:x1="22.8cm" svg:y1="17.07cm" svg:x2="22.8cm" svg:y2="15.765cm">
          <text:p/>
        </draw:line>
        <draw:line draw:style-name="gr11" draw:text-style-name="P4" draw:layer="layout" svg:x1="22.125cm" svg:y1="17.875cm" svg:x2="23.415cm" svg:y2="17.886cm">
          <text:p/>
        </draw:line>
        <draw:line draw:style-name="gr11" draw:text-style-name="P4" draw:layer="layout" svg:x1="22.115cm" svg:y1="17.975cm" svg:x2="22.114cm" svg:y2="15.765cm">
          <text:p/>
        </draw:line>
        <draw:g draw:style-name="gr7">
          <draw:custom-shape draw:style-name="gr75" draw:text-style-name="P24" draw:layer="layout" svg:width="4.92cm" svg:height="1.655cm" svg:x="6.075cm" svg:y="13.99cm">
            <text:p text:style-name="P6"><text:span text:style-name="T3">Servo Power Control</text:span></text:p>
            <text:p text:style-name="P6"><text:span text:style-name="T3"/>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76" draw:text-style-name="P25" draw:layer="layout" svg:width="1.368cm" svg:height="0.626cm" svg:x="6.35cm" svg:y="14.589cm">
            <text:p text:style-name="P16"><text:span text:style-name="T3">70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5" draw:layer="layout" svg:width="1.368cm" svg:height="0.626cm" svg:x="6.64cm" svg:y="14.774cm">
            <text:p text:style-name="P16"><text:span text:style-name="T3">70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5" draw:layer="layout" svg:width="1.368cm" svg:height="0.626cm" svg:x="6.957cm" svg:y="14.905cm">
            <text:p text:style-name="P16"><text:span text:style-name="T3">70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5" draw:layer="layout" svg:width="1.38cm" svg:height="0.635cm" svg:x="8.785cm" svg:y="14.575cm">
            <text:p text:style-name="P16"><text:span text:style-name="T3">2141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5" draw:layer="layout" svg:width="1.38cm" svg:height="0.635cm" svg:x="9.05cm" svg:y="14.76cm">
            <text:p text:style-name="P16"><text:span text:style-name="T3">2141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5" draw:layer="layout" svg:width="1.38cm" svg:height="0.635cm" svg:x="9.35cm" svg:y="14.945cm">
            <text:p text:style-name="P16"><text:span text:style-name="T3">2141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4" draw:layer="layout" svg:x1="12.334cm" svg:y1="11.185cm" svg:x2="12.332cm" svg:y2="8.54cm">
          <text:p/>
        </draw:line>
        <draw:frame draw:style-name="gr14" draw:text-style-name="P5" draw:layer="layout" svg:width="1.575cm" svg:height="0.645cm" svg:x="9.72cm" svg:y="10.61cm">
          <draw:text-box>
            <text:p><text:span text:style-name="T3">20V</text:span></text:p>
          </draw:text-box>
        </draw:frame>
        <draw:frame draw:style-name="gr14" draw:text-style-name="P5" draw:layer="layout" svg:width="1.66cm" svg:height="0.645cm" svg:x="15.14cm" svg:y="10.625cm">
          <draw:text-box>
            <text:p><text:span text:style-name="T3">6V</text:span></text:p>
          </draw:text-box>
        </draw:frame>
        <draw:custom-shape draw:style-name="gr78" draw:text-style-name="P27" draw:layer="layout" svg:width="1.985cm" svg:height="1.325cm" svg:x="5.075cm" svg:y="11.74cm">
          <text:p text:style-name="P26"><text:span text:style-name="T5">HuzzahESP3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2.41cm" svg:height="1.185cm" svg:x="8.095cm" svg:y="11.825cm">
          <text:p text:style-name="P14"><text:span text:style-name="T3">Battery</text:span></text:p>
          <text:p text:style-name="P14"><text:span text:style-name="T3">Monitor</text:span></text:p>
          <draw:enhanced-geometry svg:viewBox="0 0 21600 21600" draw:type="rectangle" draw:enhanced-path="M 0 0 L 21600 0 21600 21600 0 21600 0 0 Z N"/>
        </draw:custom-shape>
        <draw:custom-shape draw:style-name="gr80" draw:text-style-name="P7" draw:layer="layout" svg:width="2.977cm" svg:height="2.795cm" svg:x="23.44cm" svg:y="16.735cm">
          <text:p text:style-name="P6">Right</text:p>
          <text:p text:style-name="P6">Servo</text:p>
          <text:p text:style-name="P6">Cntrlr</text:p>
          <draw:enhanced-geometry svg:viewBox="0 0 21600 21600" draw:type="rectangle" draw:enhanced-path="M 0 0 L 21600 0 21600 21600 0 21600 0 0 Z N"/>
        </draw:custom-shape>
        <draw:frame draw:style-name="gr81" draw:text-style-name="P28" draw:layer="layout" svg:width="3.045cm" svg:height="1.505cm" svg:x="4.045cm" svg:y="1.56cm">
          <draw:text-box>
            <text:p text:style-name="P22"><text:span text:style-name="T7">Control Panel</text:span></text:p>
          </draw:text-box>
        </draw:frame>
        <draw:frame draw:style-name="gr71" draw:text-style-name="P23" draw:layer="layout" svg:width="3.045cm" svg:height="1.361cm" svg:x="0.915cm" svg:y="10.875cm">
          <draw:text-box>
            <text:p text:style-name="P22"><text:span text:style-name="T6">Processor</text:span></text:p>
            <text:p text:style-name="P22"><text:span text:style-name="T6">Board</text:span></text:p>
          </draw:text-box>
        </draw:frame>
        <draw:custom-shape draw:style-name="gr82" draw:text-style-name="P25" draw:layer="layout" svg:width="2.57cm" svg:height="1.185cm" svg:x="11.285cm" svg:y="11.74cm">
          <text:p text:style-name="P14"><text:span text:style-name="T3">Sensor</text:span></text:p>
          <text:p text:style-name="P14"><text:span text:style-name="T3">Connections</text:span></text:p>
          <draw:enhanced-geometry svg:viewBox="0 0 21600 21600" draw:type="rectangle" draw:enhanced-path="M 0 0 L 21600 0 21600 21600 0 21600 0 0 Z N"/>
        </draw:custom-shape>
        <draw:custom-shape draw:style-name="gr83" draw:text-style-name="P25" draw:layer="layout" svg:width="2.57cm" svg:height="1.185cm" svg:x="17.705cm" svg:y="11.365cm">
          <text:p text:style-name="P14"><text:span text:style-name="T3">Future I2C</text:span></text:p>
          <text:p text:style-name="P14"><text:span text:style-name="T3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5" draw:layer="layout" svg:width="2.57cm" svg:height="1.185cm" svg:x="17.745cm" svg:y="12.83cm">
          <text:p text:style-name="P14"><text:span text:style-name="T3">Future SPI</text:span></text:p>
          <text:p text:style-name="P14"><text:span text:style-name="T3">Connection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2.57cm" svg:height="1.185cm" svg:x="17.8cm" svg:y="14.33cm">
          <text:p text:style-name="P14"><text:span text:style-name="T3">Future 1Wire</text:span></text:p>
          <text:p text:style-name="P14"><text:span text:style-name="T3">Connection</text:span></text:p>
          <draw:enhanced-geometry svg:viewBox="0 0 21600 21600" draw:type="rectangle" draw:enhanced-path="M 0 0 L 21600 0 21600 21600 0 21600 0 0 Z N"/>
        </draw:custom-shape>
        <draw:g draw:style-name="gr7">
          <draw:custom-shape draw:style-name="gr49" draw:text-style-name="P19" draw:layer="layout" svg:width="1.069cm" svg:height="0.395cm" draw:transform="rotate (-3.14159265358979) translate (7.691cm 7.92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0" draw:layer="layout" svg:width="0.115cm" svg:height="0.385cm" draw:transform="rotate (-3.14159265358979) translate (6.882cm 7.9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4" draw:text-style-name="P11" draw:layer="layout" svg:x1="19.445cm" svg:y1="4.33cm" svg:x2="19.447cm" svg:y2="4.205cm">
          <text:p/>
        </draw:line>
        <draw:line draw:style-name="gr85" draw:text-style-name="P11" draw:layer="layout" svg:x1="19.488cm" svg:y1="4.407cm" svg:x2="19.44cm" svg:y2="4.297cm">
          <text:p/>
        </draw:line>
        <draw:line draw:style-name="gr86" draw:text-style-name="P11" draw:layer="layout" svg:x1="19.585cm" svg:y1="4.445cm" svg:x2="19.46cm" svg:y2="4.385cm">
          <text:p/>
        </draw:line>
        <draw:line draw:style-name="gr87" draw:text-style-name="P11" draw:layer="layout" svg:x1="19.753cm" svg:y1="4.445cm" svg:x2="19.575cm" svg:y2="4.445cm">
          <text:p/>
        </draw:line>
        <draw:line draw:style-name="gr88" draw:text-style-name="P11" draw:layer="layout" svg:x1="19.87cm" svg:y1="4.33cm" svg:x2="19.868cm" svg:y2="4.205cm">
          <text:p/>
        </draw:line>
        <draw:line draw:style-name="gr89" draw:text-style-name="P11" draw:layer="layout" svg:x1="19.827cm" svg:y1="4.407cm" svg:x2="19.875cm" svg:y2="4.297cm">
          <text:p/>
        </draw:line>
        <draw:line draw:style-name="gr90" draw:text-style-name="P11" draw:layer="layout" svg:x1="19.73cm" svg:y1="4.445cm" svg:x2="19.855cm" svg:y2="4.385cm">
          <text:p/>
        </draw:line>
        <draw:line draw:style-name="gr91" draw:text-style-name="P11" draw:layer="layout" svg:x1="19.826cm" svg:y1="4.195cm" svg:x2="20.61cm" svg:y2="4.195cm">
          <text:p/>
        </draw:line>
        <draw:line draw:style-name="gr3" draw:text-style-name="P4" draw:layer="layout" svg:x1="11.786cm" svg:y1="8.585cm" svg:x2="11.785cm" svg:y2="7.8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52:34.430000000</meta:creation-date>
    <dc:date>2023-03-14T00:45:39.161000000</dc:date>
    <meta:editing-duration>PT11H38M7S</meta:editing-duration>
    <meta:editing-cycles>9</meta:editing-cycles>
    <meta:generator>LibreOffice/7.5.0.3$Windows_X86_64 LibreOffice_project/c21113d003cd3efa8c53188764377a8272d9d6de</meta:generator>
    <meta:document-statistic meta:object-count="182"/>
  </office:meta>
</office:document-meta>
</file>